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3602in"/>
    </style:style>
    <style:style style:name="co2" style:family="table-column">
      <style:table-column-properties fo:break-before="auto" style:column-width="0.4346in"/>
    </style:style>
    <style:style style:name="co3" style:family="table-column">
      <style:table-column-properties fo:break-before="auto" style:column-width="0.3366in"/>
    </style:style>
    <style:style style:name="co4" style:family="table-column">
      <style:table-column-properties fo:break-before="auto" style:column-width="0.2717in"/>
    </style:style>
    <style:style style:name="co5" style:family="table-column">
      <style:table-column-properties fo:break-before="auto" style:column-width="0.2937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38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9083in" svg:y="2.7063in">
            <draw:object draw:notify-on-update-of-ranges="Sheet1.A5:Sheet1.A5 Sheet1.B5:Sheet1.U5 Sheet1.A6:Sheet1.A6 Sheet1.B6:Sheet1.U6 Sheet1.A7:Sheet1.A7 Sheet1.B7:Sheet1.U7 Sheet1.A8:Sheet1.A8 Sheet1.B8:Sheet1.U8 Sheet1.A9:Sheet1.A9 Sheet1.B9:Sheet1.U9 Sheet1.A10:Sheet1.A10 Sheet1.B10:Sheet1.U10 Sheet1.A11:Sheet1.A11 Sheet1.B11:Sheet1.U11 Sheet1.A12:Sheet1.A12 Sheet1.B12:Sheet1.U12 Sheet1.A13:Sheet1.A13 Sheet1.B13:Sheet1.U13 Sheet1.A14:Sheet1.A14 Sheet1.B14:Sheet1.U14 Sheet1.A15:Sheet1.A15 Sheet1.B15:Sheet1.U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4016in" svg:y="3.0614in">
            <draw:object draw:notify-on-update-of-ranges="Sheet1.A18:Sheet1.A18 Sheet1.A19:Sheet1.A28 Sheet1.B18:Sheet1.B18 Sheet1.B19:Sheet1.B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5" table:default-cell-style-name="Default"/>
        <table:table-row table:style-name="ro1">
          <table:table-cell office:value-type="string" calcext:value-type="string">
            <text:p>min </text:p>
          </table:table-cell>
          <table:table-cell office:value-type="float" office:value="13000" calcext:value-type="float">
            <text:p>13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0000" calcext:value-type="float">
            <text:p>2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umOfIntervals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Population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K5]+1" office:value-type="float" office:value="11" calcext:value-type="float">
            <text:p>11</text:p>
          </table:table-cell>
          <table:table-cell table:formula="of:=[.L5]+1" office:value-type="float" office:value="12" calcext:value-type="float">
            <text:p>12</text:p>
          </table:table-cell>
          <table:table-cell table:formula="of:=[.M5]+1" office:value-type="float" office:value="13" calcext:value-type="float">
            <text:p>13</text:p>
          </table:table-cell>
          <table:table-cell table:formula="of:=[.N5]+1" office:value-type="float" office:value="14" calcext:value-type="float">
            <text:p>14</text:p>
          </table:table-cell>
          <table:table-cell table:formula="of:=[.O5]+1" office:value-type="float" office:value="15" calcext:value-type="float">
            <text:p>15</text:p>
          </table:table-cell>
          <table:table-cell table:formula="of:=[.P5]+1" office:value-type="float" office:value="16" calcext:value-type="float">
            <text:p>16</text:p>
          </table:table-cell>
          <table:table-cell table:formula="of:=[.Q5]+1" office:value-type="float" office:value="17" calcext:value-type="float">
            <text:p>17</text:p>
          </table:table-cell>
          <table:table-cell table:formula="of:=[.R5]+1" office:value-type="float" office:value="18" calcext:value-type="float">
            <text:p>18</text:p>
          </table:table-cell>
          <table:table-cell table:formula="of:=[.S5]+1" office:value-type="float" office:value="19" calcext:value-type="float">
            <text:p>19</text:p>
          </table:table-cell>
          <table:table-cell table:formula="of:=[.T5]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 office:value-type="float" office:value="456.960939249735" calcext:value-type="float">
            <text:p>456.9609392497</text:p>
          </table:table-cell>
          <table:table-cell table:number-columns-repeated="2" office:value-type="float" office:value="511.346995688838" calcext:value-type="float">
            <text:p>511.3469956888</text:p>
          </table:table-cell>
          <table:table-cell table:number-columns-repeated="2" office:value-type="float" office:value="501.377003860369" calcext:value-type="float">
            <text:p>501.3770038604</text:p>
          </table:table-cell>
          <table:table-cell office:value-type="float" office:value="511.346995688838" calcext:value-type="float">
            <text:p>511.3469956888</text:p>
          </table:table-cell>
          <table:table-cell table:number-columns-repeated="7" office:value-type="float" office:value="501.377003860369" calcext:value-type="float">
            <text:p>501.377003860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295.858074082828" calcext:value-type="float">
            <text:p>295.8580740828</text:p>
          </table:table-cell>
          <table:table-cell office:value-type="float" office:value="316.681701397476" calcext:value-type="float">
            <text:p>316.6817013975</text:p>
          </table:table-cell>
          <table:table-cell office:value-type="float" office:value="287.734686821037" calcext:value-type="float">
            <text:p>287.734686821</text:p>
          </table:table-cell>
          <table:table-cell office:value-type="float" office:value="310.831224300262" calcext:value-type="float">
            <text:p>310.8312243003</text:p>
          </table:table-cell>
          <table:table-cell table:number-columns-repeated="2" office:value-type="float" office:value="320.473945898883" calcext:value-type="float">
            <text:p>320.4739458989</text:p>
          </table:table-cell>
          <table:table-cell table:number-columns-repeated="2" office:value-type="float" office:value="367.538501384549" calcext:value-type="float">
            <text:p>367.5385013845</text:p>
          </table:table-cell>
          <table:table-cell office:value-type="float" office:value="287.734686821037" calcext:value-type="float">
            <text:p>287.734686821</text:p>
          </table:table-cell>
          <table:table-cell office:value-type="float" office:value="375.585476290018" calcext:value-type="float">
            <text:p>375.58547629</text:p>
          </table:table-cell>
          <table:table-cell table:number-columns-repeated="3" office:value-type="float" office:value="367.538501384549" calcext:value-type="float">
            <text:p>367.5385013845</text:p>
          </table:table-cell>
          <table:table-cell table:number-columns-repeated="5" office:value-type="float" office:value="287.734686821037" calcext:value-type="float">
            <text:p>287.73468682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302.278017725405" calcext:value-type="float">
            <text:p>302.2780177254</text:p>
          </table:table-cell>
          <table:table-cell office:value-type="float" office:value="318.366376993551" calcext:value-type="float">
            <text:p>318.3663769936</text:p>
          </table:table-cell>
          <table:table-cell office:value-type="float" office:value="292.586312051675" calcext:value-type="float">
            <text:p>292.5863120517</text:p>
          </table:table-cell>
          <table:table-cell office:value-type="float" office:value="344.556454010079" calcext:value-type="float">
            <text:p>344.5564540101</text:p>
          </table:table-cell>
          <table:table-cell office:value-type="float" office:value="327.466410491214" calcext:value-type="float">
            <text:p>327.4664104912</text:p>
          </table:table-cell>
          <table:table-cell office:value-type="float" office:value="376.562810165847" calcext:value-type="float">
            <text:p>376.5628101658</text:p>
          </table:table-cell>
          <table:table-cell table:number-columns-repeated="2" office:value-type="float" office:value="313.352676707891" calcext:value-type="float">
            <text:p>313.3526767079</text:p>
          </table:table-cell>
          <table:table-cell office:value-type="float" office:value="347.854711050461" calcext:value-type="float">
            <text:p>347.8547110505</text:p>
          </table:table-cell>
          <table:table-cell office:value-type="float" office:value="327.45610392845" calcext:value-type="float">
            <text:p>327.4561039285</text:p>
          </table:table-cell>
          <table:table-cell office:value-type="float" office:value="327.548164397238" calcext:value-type="float">
            <text:p>327.5481643972</text:p>
          </table:table-cell>
          <table:table-cell table:number-columns-repeated="7" office:value-type="float" office:value="292.586312051675" calcext:value-type="float">
            <text:p>292.5863120517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5.155552209339" calcext:value-type="float">
            <text:p>295.1555522093</text:p>
          </table:table-cell>
          <table:table-cell office:value-type="float" office:value="305.793312549506" calcext:value-type="float">
            <text:p>305.7933125495</text:p>
          </table:table-cell>
          <table:table-cell table:number-columns-repeated="2" office:value-type="float" office:value="305.460553918178" calcext:value-type="float">
            <text:p>305.4605539182</text:p>
          </table:table-cell>
          <table:table-cell office:value-type="float" office:value="293.334450755447" calcext:value-type="float">
            <text:p>293.3344507554</text:p>
          </table:table-cell>
          <table:table-cell office:value-type="float" office:value="257.608520821808" calcext:value-type="float">
            <text:p>257.6085208218</text:p>
          </table:table-cell>
          <table:table-cell office:value-type="float" office:value="317.501496059467" calcext:value-type="float">
            <text:p>317.5014960595</text:p>
          </table:table-cell>
          <table:table-cell office:value-type="float" office:value="308.132195656345" calcext:value-type="float">
            <text:p>308.1321956563</text:p>
          </table:table-cell>
          <table:table-cell office:value-type="float" office:value="276.536796828198" calcext:value-type="float">
            <text:p>276.5367968282</text:p>
          </table:table-cell>
          <table:table-cell office:value-type="float" office:value="282.977207562729" calcext:value-type="float">
            <text:p>282.9772075627</text:p>
          </table:table-cell>
          <table:table-cell table:number-columns-repeated="2" office:value-type="float" office:value="275.040178883013" calcext:value-type="float">
            <text:p>275.040178883</text:p>
          </table:table-cell>
          <table:table-cell office:value-type="float" office:value="326.82655950825" calcext:value-type="float">
            <text:p>326.8265595083</text:p>
          </table:table-cell>
          <table:table-cell office:value-type="float" office:value="275.040178883013" calcext:value-type="float">
            <text:p>275.040178883</text:p>
          </table:table-cell>
          <table:table-cell table:number-columns-repeated="4" office:value-type="float" office:value="276.514194934003" calcext:value-type="float">
            <text:p>276.514194934</text:p>
          </table:table-cell>
          <table:table-cell table:number-columns-repeated="2" office:value-type="float" office:value="319.480359333716" calcext:value-type="float">
            <text:p>319.4803593337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279.586390942049" calcext:value-type="float">
            <text:p>279.586390942</text:p>
          </table:table-cell>
          <table:table-cell table:number-columns-repeated="2" office:value-type="float" office:value="266.208001382378" calcext:value-type="float">
            <text:p>266.2080013824</text:p>
          </table:table-cell>
          <table:table-cell office:value-type="float" office:value="284.267215837493" calcext:value-type="float">
            <text:p>284.2672158375</text:p>
          </table:table-cell>
          <table:table-cell office:value-type="float" office:value="284.696241633078" calcext:value-type="float">
            <text:p>284.6962416331</text:p>
          </table:table-cell>
          <table:table-cell office:value-type="float" office:value="243.57360283906" calcext:value-type="float">
            <text:p>243.5736028391</text:p>
          </table:table-cell>
          <table:table-cell office:value-type="float" office:value="269.981203049397" calcext:value-type="float">
            <text:p>269.9812030494</text:p>
          </table:table-cell>
          <table:table-cell office:value-type="float" office:value="262.0954024778" calcext:value-type="float">
            <text:p>262.0954024778</text:p>
          </table:table-cell>
          <table:table-cell office:value-type="float" office:value="270.770659414937" calcext:value-type="float">
            <text:p>270.7706594149</text:p>
          </table:table-cell>
          <table:table-cell table:number-columns-repeated="3" office:value-type="float" office:value="271.466296250566" calcext:value-type="float">
            <text:p>271.4662962506</text:p>
          </table:table-cell>
          <table:table-cell office:value-type="float" office:value="270.266997615321" calcext:value-type="float">
            <text:p>270.2669976153</text:p>
          </table:table-cell>
          <table:table-cell office:value-type="float" office:value="270.770659414937" calcext:value-type="float">
            <text:p>270.7706594149</text:p>
          </table:table-cell>
          <table:table-cell office:value-type="float" office:value="298.276884789955" calcext:value-type="float">
            <text:p>298.27688479</text:p>
          </table:table-cell>
          <table:table-cell office:value-type="float" office:value="270.770659414937" calcext:value-type="float">
            <text:p>270.7706594149</text:p>
          </table:table-cell>
          <table:table-cell office:value-type="float" office:value="298.276884789955" calcext:value-type="float">
            <text:p>298.27688479</text:p>
          </table:table-cell>
          <table:table-cell table:number-columns-repeated="2" office:value-type="float" office:value="295.188245023409" calcext:value-type="float">
            <text:p>295.1882450234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99.521201252933" calcext:value-type="float">
            <text:p>299.5212012529</text:p>
          </table:table-cell>
          <table:table-cell office:value-type="float" office:value="301.363899629667" calcext:value-type="float">
            <text:p>301.3638996297</text:p>
          </table:table-cell>
          <table:table-cell office:value-type="float" office:value="293.66366816479" calcext:value-type="float">
            <text:p>293.6636681648</text:p>
          </table:table-cell>
          <table:table-cell office:value-type="float" office:value="273.425492593503" calcext:value-type="float">
            <text:p>273.4254925935</text:p>
          </table:table-cell>
          <table:table-cell office:value-type="float" office:value="285.414435514394" calcext:value-type="float">
            <text:p>285.4144355144</text:p>
          </table:table-cell>
          <table:table-cell office:value-type="float" office:value="257.081699076383" calcext:value-type="float">
            <text:p>257.0816990764</text:p>
          </table:table-cell>
          <table:table-cell office:value-type="float" office:value="289.812439346554" calcext:value-type="float">
            <text:p>289.8124393466</text:p>
          </table:table-cell>
          <table:table-cell office:value-type="float" office:value="284.232475273323" calcext:value-type="float">
            <text:p>284.2324752733</text:p>
          </table:table-cell>
          <table:table-cell office:value-type="float" office:value="304.273725451278" calcext:value-type="float">
            <text:p>304.2737254513</text:p>
          </table:table-cell>
          <table:table-cell office:value-type="float" office:value="307.455118675881" calcext:value-type="float">
            <text:p>307.4551186759</text:p>
          </table:table-cell>
          <table:table-cell office:value-type="float" office:value="283.521427761642" calcext:value-type="float">
            <text:p>283.5214277616</text:p>
          </table:table-cell>
          <table:table-cell office:value-type="float" office:value="262.053143465214" calcext:value-type="float">
            <text:p>262.0531434652</text:p>
          </table:table-cell>
          <table:table-cell office:value-type="float" office:value="280.348889778433" calcext:value-type="float">
            <text:p>280.3488897784</text:p>
          </table:table-cell>
          <table:table-cell office:value-type="float" office:value="283.521427761642" calcext:value-type="float">
            <text:p>283.5214277616</text:p>
          </table:table-cell>
          <table:table-cell office:value-type="float" office:value="280.348889778433" calcext:value-type="float">
            <text:p>280.3488897784</text:p>
          </table:table-cell>
          <table:table-cell table:number-columns-repeated="3" office:value-type="float" office:value="283.521427761642" calcext:value-type="float">
            <text:p>283.5214277616</text:p>
          </table:table-cell>
          <table:table-cell table:number-columns-repeated="2" office:value-type="float" office:value="276.882466039293" calcext:value-type="float">
            <text:p>276.8824660393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9.949834650706" calcext:value-type="float">
            <text:p>309.9498346507</text:p>
          </table:table-cell>
          <table:table-cell office:value-type="float" office:value="260.61331508578" calcext:value-type="float">
            <text:p>260.6133150858</text:p>
          </table:table-cell>
          <table:table-cell office:value-type="float" office:value="259.431108389106" calcext:value-type="float">
            <text:p>259.4311083891</text:p>
          </table:table-cell>
          <table:table-cell office:value-type="float" office:value="286.552874702035" calcext:value-type="float">
            <text:p>286.552874702</text:p>
          </table:table-cell>
          <table:table-cell office:value-type="float" office:value="282.756785948631" calcext:value-type="float">
            <text:p>282.7567859486</text:p>
          </table:table-cell>
          <table:table-cell office:value-type="float" office:value="284.279527929818" calcext:value-type="float">
            <text:p>284.2795279298</text:p>
          </table:table-cell>
          <table:table-cell office:value-type="float" office:value="269.253876480915" calcext:value-type="float">
            <text:p>269.2538764809</text:p>
          </table:table-cell>
          <table:table-cell office:value-type="float" office:value="263.743909882295" calcext:value-type="float">
            <text:p>263.7439098823</text:p>
          </table:table-cell>
          <table:table-cell table:number-columns-repeated="3" office:value-type="float" office:value="284.658743059123" calcext:value-type="float">
            <text:p>284.6587430591</text:p>
          </table:table-cell>
          <table:table-cell office:value-type="float" office:value="270.386112809072" calcext:value-type="float">
            <text:p>270.3861128091</text:p>
          </table:table-cell>
          <table:table-cell office:value-type="float" office:value="268.614035374178" calcext:value-type="float">
            <text:p>268.6140353742</text:p>
          </table:table-cell>
          <table:table-cell office:value-type="float" office:value="279.311474880643" calcext:value-type="float">
            <text:p>279.3114748806</text:p>
          </table:table-cell>
          <table:table-cell office:value-type="float" office:value="275.262238601665" calcext:value-type="float">
            <text:p>275.2622386017</text:p>
          </table:table-cell>
          <table:table-cell office:value-type="float" office:value="259.454042173176" calcext:value-type="float">
            <text:p>259.4540421732</text:p>
          </table:table-cell>
          <table:table-cell office:value-type="float" office:value="287.206110659227" calcext:value-type="float">
            <text:p>287.2061106592</text:p>
          </table:table-cell>
          <table:table-cell office:value-type="float" office:value="288.428500672177" calcext:value-type="float">
            <text:p>288.4285006722</text:p>
          </table:table-cell>
          <table:table-cell office:value-type="float" office:value="287.206110659227" calcext:value-type="float">
            <text:p>287.2061106592</text:p>
          </table:table-cell>
          <table:table-cell office:value-type="float" office:value="276.729290101355" calcext:value-type="float">
            <text:p>276.7292901014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 office:value-type="float" office:value="249.671384023079" calcext:value-type="float">
            <text:p>249.6713840231</text:p>
          </table:table-cell>
          <table:table-cell office:value-type="float" office:value="280.734839305705" calcext:value-type="float">
            <text:p>280.7348393057</text:p>
          </table:table-cell>
          <table:table-cell office:value-type="float" office:value="271.716396266401" calcext:value-type="float">
            <text:p>271.7163962664</text:p>
          </table:table-cell>
          <table:table-cell office:value-type="float" office:value="249.179353077256" calcext:value-type="float">
            <text:p>249.1793530773</text:p>
          </table:table-cell>
          <table:table-cell office:value-type="float" office:value="263.854126365308" calcext:value-type="float">
            <text:p>263.8541263653</text:p>
          </table:table-cell>
          <table:table-cell table:number-columns-repeated="4" office:value-type="float" office:value="260.083352023923" calcext:value-type="float">
            <text:p>260.0833520239</text:p>
          </table:table-cell>
          <table:table-cell office:value-type="float" office:value="250.729635264761" calcext:value-type="float">
            <text:p>250.7296352648</text:p>
          </table:table-cell>
          <table:table-cell office:value-type="float" office:value="261.279639466989" calcext:value-type="float">
            <text:p>261.279639467</text:p>
          </table:table-cell>
          <table:table-cell office:value-type="float" office:value="256.959919053536" calcext:value-type="float">
            <text:p>256.9599190535</text:p>
          </table:table-cell>
          <table:table-cell office:value-type="float" office:value="260.707594826081" calcext:value-type="float">
            <text:p>260.7075948261</text:p>
          </table:table-cell>
          <table:table-cell table:number-columns-repeated="2" office:value-type="float" office:value="252.254633257746" calcext:value-type="float">
            <text:p>252.2546332577</text:p>
          </table:table-cell>
          <table:table-cell table:number-columns-repeated="2" office:value-type="float" office:value="269.928972138968" calcext:value-type="float">
            <text:p>269.928972139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3" office:value-type="float" office:value="265.905058244479" calcext:value-type="float">
            <text:p>265.9050582445</text:p>
          </table:table-cell>
          <table:table-cell office:value-type="float" office:value="274.725954361797" calcext:value-type="float">
            <text:p>274.7259543618</text:p>
          </table:table-cell>
          <table:table-cell office:value-type="float" office:value="270.973338171858" calcext:value-type="float">
            <text:p>270.9733381719</text:p>
          </table:table-cell>
          <table:table-cell office:value-type="float" office:value="264.933954033831" calcext:value-type="float">
            <text:p>264.9339540338</text:p>
          </table:table-cell>
          <table:table-cell office:value-type="float" office:value="256.114818001614" calcext:value-type="float">
            <text:p>256.1148180016</text:p>
          </table:table-cell>
          <table:table-cell office:value-type="float" office:value="224.859066973071" calcext:value-type="float">
            <text:p>224.8590669731</text:p>
          </table:table-cell>
          <table:table-cell office:value-type="float" office:value="246.240837392988" calcext:value-type="float">
            <text:p>246.240837393</text:p>
          </table:table-cell>
          <table:table-cell office:value-type="float" office:value="264.024809440325" calcext:value-type="float">
            <text:p>264.0248094403</text:p>
          </table:table-cell>
          <table:table-cell office:value-type="float" office:value="259.342726907851" calcext:value-type="float">
            <text:p>259.3427269079</text:p>
          </table:table-cell>
          <table:table-cell office:value-type="float" office:value="257.336938662136" calcext:value-type="float">
            <text:p>257.3369386621</text:p>
          </table:table-cell>
          <table:table-cell office:value-type="float" office:value="255.744305899467" calcext:value-type="float">
            <text:p>255.7443058995</text:p>
          </table:table-cell>
          <table:table-cell office:value-type="float" office:value="249.203029676607" calcext:value-type="float">
            <text:p>249.2030296766</text:p>
          </table:table-cell>
          <table:table-cell office:value-type="float" office:value="263.307045101342" calcext:value-type="float">
            <text:p>263.3070451013</text:p>
          </table:table-cell>
          <table:table-cell office:value-type="float" office:value="260.990325491195" calcext:value-type="float">
            <text:p>260.9903254912</text:p>
          </table:table-cell>
          <table:table-cell office:value-type="float" office:value="248.128696446018" calcext:value-type="float">
            <text:p>248.128696446</text:p>
          </table:table-cell>
          <table:table-cell office:value-type="float" office:value="243.716331007998" calcext:value-type="float">
            <text:p>243.716331008</text:p>
          </table:table-cell>
          <table:table-cell office:value-type="float" office:value="244.111962017432" calcext:value-type="float">
            <text:p>244.1119620174</text:p>
          </table:table-cell>
          <table:table-cell office:value-type="float" office:value="261.62683348617" calcext:value-type="float">
            <text:p>261.6268334862</text:p>
          </table:table-cell>
          <table:table-cell office:value-type="float" office:value="4676" calcext:value-type="float">
            <text:p>467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253.446246766449" calcext:value-type="float">
            <text:p>253.4462467665</text:p>
          </table:table-cell>
          <table:table-cell table:number-columns-repeated="3" office:value-type="float" office:value="262.223664073249" calcext:value-type="float">
            <text:p>262.2236640732</text:p>
          </table:table-cell>
          <table:table-cell office:value-type="float" office:value="247.559992729035" calcext:value-type="float">
            <text:p>247.559992729</text:p>
          </table:table-cell>
          <table:table-cell office:value-type="float" office:value="258.194500328725" calcext:value-type="float">
            <text:p>258.1945003287</text:p>
          </table:table-cell>
          <table:table-cell office:value-type="float" office:value="259.191435043676" calcext:value-type="float">
            <text:p>259.1914350437</text:p>
          </table:table-cell>
          <table:table-cell office:value-type="float" office:value="257.533978340723" calcext:value-type="float">
            <text:p>257.5339783407</text:p>
          </table:table-cell>
          <table:table-cell office:value-type="float" office:value="244.497443749418" calcext:value-type="float">
            <text:p>244.4974437494</text:p>
          </table:table-cell>
          <table:table-cell office:value-type="float" office:value="247.272723930481" calcext:value-type="float">
            <text:p>247.2727239305</text:p>
          </table:table-cell>
          <table:table-cell office:value-type="float" office:value="238.412877168999" calcext:value-type="float">
            <text:p>238.412877169</text:p>
          </table:table-cell>
          <table:table-cell office:value-type="float" office:value="249.892777006459" calcext:value-type="float">
            <text:p>249.8927770065</text:p>
          </table:table-cell>
          <table:table-cell office:value-type="float" office:value="251.112723691971" calcext:value-type="float">
            <text:p>251.112723692</text:p>
          </table:table-cell>
          <table:table-cell office:value-type="float" office:value="249.24024554634" calcext:value-type="float">
            <text:p>249.2402455463</text:p>
          </table:table-cell>
          <table:table-cell office:value-type="float" office:value="244.750178753765" calcext:value-type="float">
            <text:p>244.7501787538</text:p>
          </table:table-cell>
          <table:table-cell office:value-type="float" office:value="254.667430190828" calcext:value-type="float">
            <text:p>254.6674301908</text:p>
          </table:table-cell>
          <table:table-cell table:number-columns-repeated="2" office:value-type="float" office:value="254.667724692392" calcext:value-type="float">
            <text:p>254.6677246924</text:p>
          </table:table-cell>
          <table:table-cell office:value-type="float" office:value="253.442399767679" calcext:value-type="float">
            <text:p>253.4423997677</text:p>
          </table:table-cell>
          <table:table-cell office:value-type="float" office:value="7596" calcext:value-type="float">
            <text:p>7596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PopulationSize</text:p>
          </table:table-cell>
          <table:table-cell office:value-type="string" calcext:value-type="string">
            <text:p>time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2" calcext:value-type="float">
            <text:p>282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1" calcext:value-type="float">
            <text:p>491</text:p>
          </table:table-cell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7" calcext:value-type="float">
            <text:p>987</text:p>
          </table:table-cell>
          <table:table-cell table:number-columns-repeated="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47" calcext:value-type="float">
            <text:p>847</text:p>
          </table:table-cell>
          <table:table-cell table:number-columns-repeated="2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24" calcext:value-type="float">
            <text:p>1324</text:p>
          </table:table-cell>
          <table:table-cell table:number-columns-repeated="2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141" calcext:value-type="float">
            <text:p>2141</text:p>
          </table:table-cell>
          <table:table-cell table:number-columns-repeated="2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020" calcext:value-type="float">
            <text:p>3020</text:p>
          </table:table-cell>
          <table:table-cell table:number-columns-repeated="2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676" calcext:value-type="float">
            <text:p>4676</text:p>
          </table:table-cell>
          <table:table-cell table:number-columns-repeated="2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596" calcext:value-type="float">
            <text:p>7596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09:29:31.017263402</meta:creation-date>
    <dc:date>2014-10-10T09:47:01.474943697</dc:date>
    <meta:editing-duration>PT1M49S</meta:editing-duration>
    <meta:editing-cycles>1</meta:editing-cycles>
    <meta:document-statistic meta:table-count="1" meta:cell-count="269" meta:object-count="2"/>
    <meta:generator>LibreOffice/4.2.6.3$Linux_X86_64 LibreOffice_project/42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Effect of number of population on FTS-GA</text:p>
        </chart:title>
        <chart:legend chart:legend-position="end" svg:x="13.73cm" svg:y="1.96cm" style:legend-expansion="high" chart:style-name="ch3"/>
        <chart:plot-area chart:style-name="ch4" table:cell-range-address="Sheet1.A5:Sheet1.U15" chart:data-source-has-labels="both" svg:x="1.331cm" svg:y="1.635cm" svg:width="11.759cm" svg:height="6.204cm">
          <chartooo:coordinate-region svg:x="2.138cm" svg:y="1.834cm" svg:width="10.766cm" svg:height="5.358cm"/>
          <chart:axis chart:dimension="x" chart:name="primary-x" chart:style-name="ch5" chartooo:axis-type="auto">
            <chartooo:date-scale/>
            <chart:title svg:x="5.698cm" svg:y="8.019cm" chart:style-name="ch6">
              <text:p>Mean Squared Error</text:p>
            </chart:title>
            <chart:categories table:cell-range-address="Sheet1.B5:Sheet1.U5"/>
          </chart:axis>
          <chart:axis chart:dimension="y" chart:name="primary-y" chart:style-name="ch5">
            <chart:title svg:x="0.451cm" svg:y="5.575cm" chart:style-name="ch7">
              <text:p>Population</text:p>
            </chart:title>
            <chart:grid chart:style-name="ch8" chart:class="major"/>
          </chart:axis>
          <chart:series chart:style-name="ch9" chart:values-cell-range-address="Sheet1.B6:Sheet1.U6" chart:label-cell-address="Sheet1.A6:Sheet1.A6" chart:class="chart:line">
            <chart:data-point chart:repeated="20"/>
          </chart:series>
          <chart:series chart:style-name="ch10" chart:values-cell-range-address="Sheet1.B7:Sheet1.U7" chart:label-cell-address="Sheet1.A7:Sheet1.A7" chart:class="chart:line">
            <chart:data-point chart:repeated="20"/>
          </chart:series>
          <chart:series chart:style-name="ch11" chart:values-cell-range-address="Sheet1.B8:Sheet1.U8" chart:label-cell-address="Sheet1.A8:Sheet1.A8" chart:class="chart:line">
            <chart:data-point chart:repeated="20"/>
          </chart:series>
          <chart:series chart:style-name="ch12" chart:values-cell-range-address="Sheet1.B9:Sheet1.U9" chart:label-cell-address="Sheet1.A9:Sheet1.A9" chart:class="chart:line">
            <chart:data-point chart:repeated="20"/>
          </chart:series>
          <chart:series chart:style-name="ch13" chart:values-cell-range-address="Sheet1.B10:Sheet1.U10" chart:label-cell-address="Sheet1.A10:Sheet1.A10" chart:class="chart:line">
            <chart:data-point chart:repeated="20"/>
          </chart:series>
          <chart:series chart:style-name="ch14" chart:values-cell-range-address="Sheet1.B11:Sheet1.U11" chart:label-cell-address="Sheet1.A11:Sheet1.A11" chart:class="chart:line">
            <chart:data-point chart:repeated="20"/>
          </chart:series>
          <chart:series chart:style-name="ch15" chart:values-cell-range-address="Sheet1.B12:Sheet1.U12" chart:label-cell-address="Sheet1.A12:Sheet1.A12" chart:class="chart:line">
            <chart:data-point chart:repeated="20"/>
          </chart:series>
          <chart:series chart:style-name="ch16" chart:values-cell-range-address="Sheet1.B13:Sheet1.U13" chart:label-cell-address="Sheet1.A13:Sheet1.A13" chart:class="chart:line">
            <chart:data-point chart:repeated="20"/>
          </chart:series>
          <chart:series chart:style-name="ch17" chart:values-cell-range-address="Sheet1.B14:Sheet1.U14" chart:label-cell-address="Sheet1.A14:Sheet1.A14" chart:class="chart:line">
            <chart:data-point chart:repeated="20"/>
          </chart:series>
          <chart:series chart:style-name="ch18" chart:values-cell-range-address="Sheet1.B15:Sheet1.U15" chart:label-cell-address="Sheet1.A15:Sheet1.A15" chart:class="chart:line">
            <chart:data-point chart:repeated="2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5:Sheet1.U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Sheet1.A6:Sheet1.A6</svg:desc>
                </draw:g>
              </table:table-cell>
              <table:table-cell office:value-type="float" office:value="456.960939249735">
                <text:p>456.960939249735</text:p>
                <draw:g>
                  <svg:desc>Sheet1.B6:Sheet1.U6</svg:desc>
                </draw:g>
              </table:table-cell>
              <table:table-cell office:value-type="float" office:value="456.960939249735">
                <text:p>456.960939249735</text:p>
              </table:table-cell>
              <table:table-cell office:value-type="float" office:value="456.960939249735">
                <text:p>456.960939249735</text:p>
              </table:table-cell>
              <table:table-cell office:value-type="float" office:value="456.960939249735">
                <text:p>456.960939249735</text:p>
              </table:table-cell>
              <table:table-cell office:value-type="float" office:value="456.960939249735">
                <text:p>456.960939249735</text:p>
              </table:table-cell>
              <table:table-cell office:value-type="float" office:value="456.960939249735">
                <text:p>456.960939249735</text:p>
              </table:table-cell>
              <table:table-cell office:value-type="float" office:value="456.960939249735">
                <text:p>456.960939249735</text:p>
              </table:table-cell>
              <table:table-cell office:value-type="float" office:value="456.960939249735">
                <text:p>456.960939249735</text:p>
              </table:table-cell>
              <table:table-cell office:value-type="float" office:value="511.346995688838">
                <text:p>511.346995688838</text:p>
              </table:table-cell>
              <table:table-cell office:value-type="float" office:value="511.346995688838">
                <text:p>511.346995688838</text:p>
              </table:table-cell>
              <table:table-cell office:value-type="float" office:value="501.377003860369">
                <text:p>501.377003860369</text:p>
              </table:table-cell>
              <table:table-cell office:value-type="float" office:value="501.377003860369">
                <text:p>501.377003860369</text:p>
              </table:table-cell>
              <table:table-cell office:value-type="float" office:value="511.346995688838">
                <text:p>511.346995688838</text:p>
              </table:table-cell>
              <table:table-cell office:value-type="float" office:value="501.377003860369">
                <text:p>501.377003860369</text:p>
              </table:table-cell>
              <table:table-cell office:value-type="float" office:value="501.377003860369">
                <text:p>501.377003860369</text:p>
              </table:table-cell>
              <table:table-cell office:value-type="float" office:value="501.377003860369">
                <text:p>501.377003860369</text:p>
              </table:table-cell>
              <table:table-cell office:value-type="float" office:value="501.377003860369">
                <text:p>501.377003860369</text:p>
              </table:table-cell>
              <table:table-cell office:value-type="float" office:value="501.377003860369">
                <text:p>501.377003860369</text:p>
              </table:table-cell>
              <table:table-cell office:value-type="float" office:value="501.377003860369">
                <text:p>501.377003860369</text:p>
              </table:table-cell>
              <table:table-cell office:value-type="float" office:value="501.377003860369">
                <text:p>501.377003860369</text:p>
              </table:table-cell>
            </table:table-row>
            <table:table-row>
              <table:table-cell office:value-type="string">
                <text:p>50</text:p>
                <draw:g>
                  <svg:desc>Sheet1.A7:Sheet1.A7</svg:desc>
                </draw:g>
              </table:table-cell>
              <table:table-cell office:value-type="float" office:value="295.858074082828">
                <text:p>295.858074082828</text:p>
                <draw:g>
                  <svg:desc>Sheet1.B7:Sheet1.U7</svg:desc>
                </draw:g>
              </table:table-cell>
              <table:table-cell office:value-type="float" office:value="295.858074082828">
                <text:p>295.858074082828</text:p>
              </table:table-cell>
              <table:table-cell office:value-type="float" office:value="295.858074082828">
                <text:p>295.858074082828</text:p>
              </table:table-cell>
              <table:table-cell office:value-type="float" office:value="316.681701397476">
                <text:p>316.681701397476</text:p>
              </table:table-cell>
              <table:table-cell office:value-type="float" office:value="287.734686821037">
                <text:p>287.734686821037</text:p>
              </table:table-cell>
              <table:table-cell office:value-type="float" office:value="310.831224300262">
                <text:p>310.831224300262</text:p>
              </table:table-cell>
              <table:table-cell office:value-type="float" office:value="320.473945898883">
                <text:p>320.473945898883</text:p>
              </table:table-cell>
              <table:table-cell office:value-type="float" office:value="320.473945898883">
                <text:p>320.473945898883</text:p>
              </table:table-cell>
              <table:table-cell office:value-type="float" office:value="367.538501384549">
                <text:p>367.538501384549</text:p>
              </table:table-cell>
              <table:table-cell office:value-type="float" office:value="367.538501384549">
                <text:p>367.538501384549</text:p>
              </table:table-cell>
              <table:table-cell office:value-type="float" office:value="287.734686821037">
                <text:p>287.734686821037</text:p>
              </table:table-cell>
              <table:table-cell office:value-type="float" office:value="375.585476290018">
                <text:p>375.585476290018</text:p>
              </table:table-cell>
              <table:table-cell office:value-type="float" office:value="367.538501384549">
                <text:p>367.538501384549</text:p>
              </table:table-cell>
              <table:table-cell office:value-type="float" office:value="367.538501384549">
                <text:p>367.538501384549</text:p>
              </table:table-cell>
              <table:table-cell office:value-type="float" office:value="367.538501384549">
                <text:p>367.538501384549</text:p>
              </table:table-cell>
              <table:table-cell office:value-type="float" office:value="287.734686821037">
                <text:p>287.734686821037</text:p>
              </table:table-cell>
              <table:table-cell office:value-type="float" office:value="287.734686821037">
                <text:p>287.734686821037</text:p>
              </table:table-cell>
              <table:table-cell office:value-type="float" office:value="287.734686821037">
                <text:p>287.734686821037</text:p>
              </table:table-cell>
              <table:table-cell office:value-type="float" office:value="287.734686821037">
                <text:p>287.734686821037</text:p>
              </table:table-cell>
              <table:table-cell office:value-type="float" office:value="287.734686821037">
                <text:p>287.734686821037</text:p>
              </table:table-cell>
            </table:table-row>
            <table:table-row>
              <table:table-cell office:value-type="string">
                <text:p>100</text:p>
                <draw:g>
                  <svg:desc>Sheet1.A8:Sheet1.A8</svg:desc>
                </draw:g>
              </table:table-cell>
              <table:table-cell office:value-type="float" office:value="302.278017725405">
                <text:p>302.278017725405</text:p>
                <draw:g>
                  <svg:desc>Sheet1.B8:Sheet1.U8</svg:desc>
                </draw:g>
              </table:table-cell>
              <table:table-cell office:value-type="float" office:value="302.278017725405">
                <text:p>302.278017725405</text:p>
              </table:table-cell>
              <table:table-cell office:value-type="float" office:value="302.278017725405">
                <text:p>302.278017725405</text:p>
              </table:table-cell>
              <table:table-cell office:value-type="float" office:value="318.366376993551">
                <text:p>318.366376993551</text:p>
              </table:table-cell>
              <table:table-cell office:value-type="float" office:value="292.586312051675">
                <text:p>292.586312051675</text:p>
              </table:table-cell>
              <table:table-cell office:value-type="float" office:value="344.556454010079">
                <text:p>344.556454010079</text:p>
              </table:table-cell>
              <table:table-cell office:value-type="float" office:value="327.466410491214">
                <text:p>327.466410491214</text:p>
              </table:table-cell>
              <table:table-cell office:value-type="float" office:value="376.562810165847">
                <text:p>376.562810165847</text:p>
              </table:table-cell>
              <table:table-cell office:value-type="float" office:value="313.352676707891">
                <text:p>313.352676707891</text:p>
              </table:table-cell>
              <table:table-cell office:value-type="float" office:value="313.352676707891">
                <text:p>313.352676707891</text:p>
              </table:table-cell>
              <table:table-cell office:value-type="float" office:value="347.854711050461">
                <text:p>347.854711050461</text:p>
              </table:table-cell>
              <table:table-cell office:value-type="float" office:value="327.45610392845">
                <text:p>327.45610392845</text:p>
              </table:table-cell>
              <table:table-cell office:value-type="float" office:value="327.548164397238">
                <text:p>327.548164397238</text:p>
              </table:table-cell>
              <table:table-cell office:value-type="float" office:value="292.586312051675">
                <text:p>292.586312051675</text:p>
              </table:table-cell>
              <table:table-cell office:value-type="float" office:value="292.586312051675">
                <text:p>292.586312051675</text:p>
              </table:table-cell>
              <table:table-cell office:value-type="float" office:value="292.586312051675">
                <text:p>292.586312051675</text:p>
              </table:table-cell>
              <table:table-cell office:value-type="float" office:value="292.586312051675">
                <text:p>292.586312051675</text:p>
              </table:table-cell>
              <table:table-cell office:value-type="float" office:value="292.586312051675">
                <text:p>292.586312051675</text:p>
              </table:table-cell>
              <table:table-cell office:value-type="float" office:value="292.586312051675">
                <text:p>292.586312051675</text:p>
              </table:table-cell>
              <table:table-cell office:value-type="float" office:value="292.586312051675">
                <text:p>292.586312051675</text:p>
              </table:table-cell>
            </table:table-row>
            <table:table-row>
              <table:table-cell office:value-type="string">
                <text:p>200</text:p>
                <draw:g>
                  <svg:desc>Sheet1.A9:Sheet1.A9</svg:desc>
                </draw:g>
              </table:table-cell>
              <table:table-cell office:value-type="float" office:value="295.155552209339">
                <text:p>295.155552209339</text:p>
                <draw:g>
                  <svg:desc>Sheet1.B9:Sheet1.U9</svg:desc>
                </draw:g>
              </table:table-cell>
              <table:table-cell office:value-type="float" office:value="305.793312549506">
                <text:p>305.793312549506</text:p>
              </table:table-cell>
              <table:table-cell office:value-type="float" office:value="305.460553918178">
                <text:p>305.460553918178</text:p>
              </table:table-cell>
              <table:table-cell office:value-type="float" office:value="305.460553918178">
                <text:p>305.460553918178</text:p>
              </table:table-cell>
              <table:table-cell office:value-type="float" office:value="293.334450755447">
                <text:p>293.334450755447</text:p>
              </table:table-cell>
              <table:table-cell office:value-type="float" office:value="257.608520821808">
                <text:p>257.608520821808</text:p>
              </table:table-cell>
              <table:table-cell office:value-type="float" office:value="317.501496059467">
                <text:p>317.501496059467</text:p>
              </table:table-cell>
              <table:table-cell office:value-type="float" office:value="308.132195656345">
                <text:p>308.132195656345</text:p>
              </table:table-cell>
              <table:table-cell office:value-type="float" office:value="276.536796828198">
                <text:p>276.536796828198</text:p>
              </table:table-cell>
              <table:table-cell office:value-type="float" office:value="282.977207562729">
                <text:p>282.977207562729</text:p>
              </table:table-cell>
              <table:table-cell office:value-type="float" office:value="275.040178883013">
                <text:p>275.040178883013</text:p>
              </table:table-cell>
              <table:table-cell office:value-type="float" office:value="275.040178883013">
                <text:p>275.040178883013</text:p>
              </table:table-cell>
              <table:table-cell office:value-type="float" office:value="326.82655950825">
                <text:p>326.82655950825</text:p>
              </table:table-cell>
              <table:table-cell office:value-type="float" office:value="275.040178883013">
                <text:p>275.040178883013</text:p>
              </table:table-cell>
              <table:table-cell office:value-type="float" office:value="276.514194934003">
                <text:p>276.514194934003</text:p>
              </table:table-cell>
              <table:table-cell office:value-type="float" office:value="276.514194934003">
                <text:p>276.514194934003</text:p>
              </table:table-cell>
              <table:table-cell office:value-type="float" office:value="276.514194934003">
                <text:p>276.514194934003</text:p>
              </table:table-cell>
              <table:table-cell office:value-type="float" office:value="276.514194934003">
                <text:p>276.514194934003</text:p>
              </table:table-cell>
              <table:table-cell office:value-type="float" office:value="319.480359333716">
                <text:p>319.480359333716</text:p>
              </table:table-cell>
              <table:table-cell office:value-type="float" office:value="319.480359333716">
                <text:p>319.480359333716</text:p>
              </table:table-cell>
            </table:table-row>
            <table:table-row>
              <table:table-cell office:value-type="string">
                <text:p>400</text:p>
                <draw:g>
                  <svg:desc>Sheet1.A10:Sheet1.A10</svg:desc>
                </draw:g>
              </table:table-cell>
              <table:table-cell office:value-type="float" office:value="279.586390942049">
                <text:p>279.586390942049</text:p>
                <draw:g>
                  <svg:desc>Sheet1.B10:Sheet1.U10</svg:desc>
                </draw:g>
              </table:table-cell>
              <table:table-cell office:value-type="float" office:value="279.586390942049">
                <text:p>279.586390942049</text:p>
              </table:table-cell>
              <table:table-cell office:value-type="float" office:value="266.208001382378">
                <text:p>266.208001382378</text:p>
              </table:table-cell>
              <table:table-cell office:value-type="float" office:value="266.208001382378">
                <text:p>266.208001382378</text:p>
              </table:table-cell>
              <table:table-cell office:value-type="float" office:value="284.267215837493">
                <text:p>284.267215837493</text:p>
              </table:table-cell>
              <table:table-cell office:value-type="float" office:value="284.696241633078">
                <text:p>284.696241633078</text:p>
              </table:table-cell>
              <table:table-cell office:value-type="float" office:value="243.57360283906">
                <text:p>243.57360283906</text:p>
              </table:table-cell>
              <table:table-cell office:value-type="float" office:value="269.981203049397">
                <text:p>269.981203049397</text:p>
              </table:table-cell>
              <table:table-cell office:value-type="float" office:value="262.0954024778">
                <text:p>262.0954024778</text:p>
              </table:table-cell>
              <table:table-cell office:value-type="float" office:value="270.770659414937">
                <text:p>270.770659414937</text:p>
              </table:table-cell>
              <table:table-cell office:value-type="float" office:value="271.466296250566">
                <text:p>271.466296250566</text:p>
              </table:table-cell>
              <table:table-cell office:value-type="float" office:value="271.466296250566">
                <text:p>271.466296250566</text:p>
              </table:table-cell>
              <table:table-cell office:value-type="float" office:value="271.466296250566">
                <text:p>271.466296250566</text:p>
              </table:table-cell>
              <table:table-cell office:value-type="float" office:value="270.266997615321">
                <text:p>270.266997615321</text:p>
              </table:table-cell>
              <table:table-cell office:value-type="float" office:value="270.770659414937">
                <text:p>270.770659414937</text:p>
              </table:table-cell>
              <table:table-cell office:value-type="float" office:value="298.276884789955">
                <text:p>298.276884789955</text:p>
              </table:table-cell>
              <table:table-cell office:value-type="float" office:value="270.770659414937">
                <text:p>270.770659414937</text:p>
              </table:table-cell>
              <table:table-cell office:value-type="float" office:value="298.276884789955">
                <text:p>298.276884789955</text:p>
              </table:table-cell>
              <table:table-cell office:value-type="float" office:value="295.188245023409">
                <text:p>295.188245023409</text:p>
              </table:table-cell>
              <table:table-cell office:value-type="float" office:value="295.188245023409">
                <text:p>295.188245023409</text:p>
              </table:table-cell>
            </table:table-row>
            <table:table-row>
              <table:table-cell office:value-type="string">
                <text:p>800</text:p>
                <draw:g>
                  <svg:desc>Sheet1.A11:Sheet1.A11</svg:desc>
                </draw:g>
              </table:table-cell>
              <table:table-cell office:value-type="float" office:value="299.521201252933">
                <text:p>299.521201252933</text:p>
                <draw:g>
                  <svg:desc>Sheet1.B11:Sheet1.U11</svg:desc>
                </draw:g>
              </table:table-cell>
              <table:table-cell office:value-type="float" office:value="301.363899629667">
                <text:p>301.363899629667</text:p>
              </table:table-cell>
              <table:table-cell office:value-type="float" office:value="293.66366816479">
                <text:p>293.66366816479</text:p>
              </table:table-cell>
              <table:table-cell office:value-type="float" office:value="273.425492593503">
                <text:p>273.425492593503</text:p>
              </table:table-cell>
              <table:table-cell office:value-type="float" office:value="285.414435514394">
                <text:p>285.414435514394</text:p>
              </table:table-cell>
              <table:table-cell office:value-type="float" office:value="257.081699076383">
                <text:p>257.081699076383</text:p>
              </table:table-cell>
              <table:table-cell office:value-type="float" office:value="289.812439346554">
                <text:p>289.812439346554</text:p>
              </table:table-cell>
              <table:table-cell office:value-type="float" office:value="284.232475273323">
                <text:p>284.232475273323</text:p>
              </table:table-cell>
              <table:table-cell office:value-type="float" office:value="304.273725451278">
                <text:p>304.273725451278</text:p>
              </table:table-cell>
              <table:table-cell office:value-type="float" office:value="307.455118675881">
                <text:p>307.455118675881</text:p>
              </table:table-cell>
              <table:table-cell office:value-type="float" office:value="283.521427761642">
                <text:p>283.521427761642</text:p>
              </table:table-cell>
              <table:table-cell office:value-type="float" office:value="262.053143465214">
                <text:p>262.053143465214</text:p>
              </table:table-cell>
              <table:table-cell office:value-type="float" office:value="280.348889778433">
                <text:p>280.348889778433</text:p>
              </table:table-cell>
              <table:table-cell office:value-type="float" office:value="283.521427761642">
                <text:p>283.521427761642</text:p>
              </table:table-cell>
              <table:table-cell office:value-type="float" office:value="280.348889778433">
                <text:p>280.348889778433</text:p>
              </table:table-cell>
              <table:table-cell office:value-type="float" office:value="283.521427761642">
                <text:p>283.521427761642</text:p>
              </table:table-cell>
              <table:table-cell office:value-type="float" office:value="283.521427761642">
                <text:p>283.521427761642</text:p>
              </table:table-cell>
              <table:table-cell office:value-type="float" office:value="283.521427761642">
                <text:p>283.521427761642</text:p>
              </table:table-cell>
              <table:table-cell office:value-type="float" office:value="276.882466039293">
                <text:p>276.882466039293</text:p>
              </table:table-cell>
              <table:table-cell office:value-type="float" office:value="276.882466039293">
                <text:p>276.882466039293</text:p>
              </table:table-cell>
            </table:table-row>
            <table:table-row>
              <table:table-cell office:value-type="string">
                <text:p>1600</text:p>
                <draw:g>
                  <svg:desc>Sheet1.A12:Sheet1.A12</svg:desc>
                </draw:g>
              </table:table-cell>
              <table:table-cell office:value-type="float" office:value="309.949834650706">
                <text:p>309.949834650706</text:p>
                <draw:g>
                  <svg:desc>Sheet1.B12:Sheet1.U12</svg:desc>
                </draw:g>
              </table:table-cell>
              <table:table-cell office:value-type="float" office:value="260.61331508578">
                <text:p>260.61331508578</text:p>
              </table:table-cell>
              <table:table-cell office:value-type="float" office:value="259.431108389106">
                <text:p>259.431108389106</text:p>
              </table:table-cell>
              <table:table-cell office:value-type="float" office:value="286.552874702035">
                <text:p>286.552874702035</text:p>
              </table:table-cell>
              <table:table-cell office:value-type="float" office:value="282.756785948631">
                <text:p>282.756785948631</text:p>
              </table:table-cell>
              <table:table-cell office:value-type="float" office:value="284.279527929818">
                <text:p>284.279527929818</text:p>
              </table:table-cell>
              <table:table-cell office:value-type="float" office:value="269.253876480915">
                <text:p>269.253876480915</text:p>
              </table:table-cell>
              <table:table-cell office:value-type="float" office:value="263.743909882295">
                <text:p>263.743909882295</text:p>
              </table:table-cell>
              <table:table-cell office:value-type="float" office:value="284.658743059123">
                <text:p>284.658743059123</text:p>
              </table:table-cell>
              <table:table-cell office:value-type="float" office:value="284.658743059123">
                <text:p>284.658743059123</text:p>
              </table:table-cell>
              <table:table-cell office:value-type="float" office:value="284.658743059123">
                <text:p>284.658743059123</text:p>
              </table:table-cell>
              <table:table-cell office:value-type="float" office:value="270.386112809072">
                <text:p>270.386112809072</text:p>
              </table:table-cell>
              <table:table-cell office:value-type="float" office:value="268.614035374178">
                <text:p>268.614035374178</text:p>
              </table:table-cell>
              <table:table-cell office:value-type="float" office:value="279.311474880643">
                <text:p>279.311474880643</text:p>
              </table:table-cell>
              <table:table-cell office:value-type="float" office:value="275.262238601665">
                <text:p>275.262238601665</text:p>
              </table:table-cell>
              <table:table-cell office:value-type="float" office:value="259.454042173176">
                <text:p>259.454042173176</text:p>
              </table:table-cell>
              <table:table-cell office:value-type="float" office:value="287.206110659227">
                <text:p>287.206110659227</text:p>
              </table:table-cell>
              <table:table-cell office:value-type="float" office:value="288.428500672177">
                <text:p>288.428500672177</text:p>
              </table:table-cell>
              <table:table-cell office:value-type="float" office:value="287.206110659227">
                <text:p>287.206110659227</text:p>
              </table:table-cell>
              <table:table-cell office:value-type="float" office:value="276.729290101355">
                <text:p>276.729290101355</text:p>
              </table:table-cell>
            </table:table-row>
            <table:table-row>
              <table:table-cell office:value-type="string">
                <text:p>3200</text:p>
                <draw:g>
                  <svg:desc>Sheet1.A13:Sheet1.A13</svg:desc>
                </draw:g>
              </table:table-cell>
              <table:table-cell office:value-type="float" office:value="249.671384023079">
                <text:p>249.671384023079</text:p>
                <draw:g>
                  <svg:desc>Sheet1.B13:Sheet1.U13</svg:desc>
                </draw:g>
              </table:table-cell>
              <table:table-cell office:value-type="float" office:value="249.671384023079">
                <text:p>249.671384023079</text:p>
              </table:table-cell>
              <table:table-cell office:value-type="float" office:value="249.671384023079">
                <text:p>249.671384023079</text:p>
              </table:table-cell>
              <table:table-cell office:value-type="float" office:value="249.671384023079">
                <text:p>249.671384023079</text:p>
              </table:table-cell>
              <table:table-cell office:value-type="float" office:value="280.734839305705">
                <text:p>280.734839305705</text:p>
              </table:table-cell>
              <table:table-cell office:value-type="float" office:value="271.716396266401">
                <text:p>271.716396266401</text:p>
              </table:table-cell>
              <table:table-cell office:value-type="float" office:value="249.179353077256">
                <text:p>249.179353077256</text:p>
              </table:table-cell>
              <table:table-cell office:value-type="float" office:value="263.854126365308">
                <text:p>263.854126365308</text:p>
              </table:table-cell>
              <table:table-cell office:value-type="float" office:value="260.083352023923">
                <text:p>260.083352023923</text:p>
              </table:table-cell>
              <table:table-cell office:value-type="float" office:value="260.083352023923">
                <text:p>260.083352023923</text:p>
              </table:table-cell>
              <table:table-cell office:value-type="float" office:value="260.083352023923">
                <text:p>260.083352023923</text:p>
              </table:table-cell>
              <table:table-cell office:value-type="float" office:value="260.083352023923">
                <text:p>260.083352023923</text:p>
              </table:table-cell>
              <table:table-cell office:value-type="float" office:value="250.729635264761">
                <text:p>250.729635264761</text:p>
              </table:table-cell>
              <table:table-cell office:value-type="float" office:value="261.279639466989">
                <text:p>261.279639466989</text:p>
              </table:table-cell>
              <table:table-cell office:value-type="float" office:value="256.959919053536">
                <text:p>256.959919053536</text:p>
              </table:table-cell>
              <table:table-cell office:value-type="float" office:value="260.707594826081">
                <text:p>260.707594826081</text:p>
              </table:table-cell>
              <table:table-cell office:value-type="float" office:value="252.254633257746">
                <text:p>252.254633257746</text:p>
              </table:table-cell>
              <table:table-cell office:value-type="float" office:value="252.254633257746">
                <text:p>252.254633257746</text:p>
              </table:table-cell>
              <table:table-cell office:value-type="float" office:value="269.928972138968">
                <text:p>269.928972138968</text:p>
              </table:table-cell>
              <table:table-cell office:value-type="float" office:value="269.928972138968">
                <text:p>269.928972138968</text:p>
              </table:table-cell>
            </table:table-row>
            <table:table-row>
              <table:table-cell office:value-type="string">
                <text:p>5000</text:p>
                <draw:g>
                  <svg:desc>Sheet1.A14:Sheet1.A14</svg:desc>
                </draw:g>
              </table:table-cell>
              <table:table-cell office:value-type="float" office:value="265.905058244479">
                <text:p>265.905058244479</text:p>
                <draw:g>
                  <svg:desc>Sheet1.B14:Sheet1.U14</svg:desc>
                </draw:g>
              </table:table-cell>
              <table:table-cell office:value-type="float" office:value="265.905058244479">
                <text:p>265.905058244479</text:p>
              </table:table-cell>
              <table:table-cell office:value-type="float" office:value="265.905058244479">
                <text:p>265.905058244479</text:p>
              </table:table-cell>
              <table:table-cell office:value-type="float" office:value="274.725954361797">
                <text:p>274.725954361797</text:p>
              </table:table-cell>
              <table:table-cell office:value-type="float" office:value="270.973338171858">
                <text:p>270.973338171858</text:p>
              </table:table-cell>
              <table:table-cell office:value-type="float" office:value="264.933954033831">
                <text:p>264.933954033831</text:p>
              </table:table-cell>
              <table:table-cell office:value-type="float" office:value="256.114818001614">
                <text:p>256.114818001614</text:p>
              </table:table-cell>
              <table:table-cell office:value-type="float" office:value="224.859066973071">
                <text:p>224.859066973071</text:p>
              </table:table-cell>
              <table:table-cell office:value-type="float" office:value="246.240837392988">
                <text:p>246.240837392988</text:p>
              </table:table-cell>
              <table:table-cell office:value-type="float" office:value="264.024809440325">
                <text:p>264.024809440325</text:p>
              </table:table-cell>
              <table:table-cell office:value-type="float" office:value="259.342726907851">
                <text:p>259.342726907851</text:p>
              </table:table-cell>
              <table:table-cell office:value-type="float" office:value="257.336938662136">
                <text:p>257.336938662136</text:p>
              </table:table-cell>
              <table:table-cell office:value-type="float" office:value="255.744305899467">
                <text:p>255.744305899467</text:p>
              </table:table-cell>
              <table:table-cell office:value-type="float" office:value="249.203029676607">
                <text:p>249.203029676607</text:p>
              </table:table-cell>
              <table:table-cell office:value-type="float" office:value="263.307045101342">
                <text:p>263.307045101342</text:p>
              </table:table-cell>
              <table:table-cell office:value-type="float" office:value="260.990325491195">
                <text:p>260.990325491195</text:p>
              </table:table-cell>
              <table:table-cell office:value-type="float" office:value="248.128696446018">
                <text:p>248.128696446018</text:p>
              </table:table-cell>
              <table:table-cell office:value-type="float" office:value="243.716331007998">
                <text:p>243.716331007998</text:p>
              </table:table-cell>
              <table:table-cell office:value-type="float" office:value="244.111962017432">
                <text:p>244.111962017432</text:p>
              </table:table-cell>
              <table:table-cell office:value-type="float" office:value="261.62683348617">
                <text:p>261.62683348617</text:p>
              </table:table-cell>
            </table:table-row>
            <table:table-row>
              <table:table-cell office:value-type="string">
                <text:p>10000</text:p>
                <draw:g>
                  <svg:desc>Sheet1.A15:Sheet1.A15</svg:desc>
                </draw:g>
              </table:table-cell>
              <table:table-cell office:value-type="float" office:value="253.446246766449">
                <text:p>253.446246766449</text:p>
                <draw:g>
                  <svg:desc>Sheet1.B15:Sheet1.U15</svg:desc>
                </draw:g>
              </table:table-cell>
              <table:table-cell office:value-type="float" office:value="253.446246766449">
                <text:p>253.446246766449</text:p>
              </table:table-cell>
              <table:table-cell office:value-type="float" office:value="262.223664073249">
                <text:p>262.223664073249</text:p>
              </table:table-cell>
              <table:table-cell office:value-type="float" office:value="262.223664073249">
                <text:p>262.223664073249</text:p>
              </table:table-cell>
              <table:table-cell office:value-type="float" office:value="262.223664073249">
                <text:p>262.223664073249</text:p>
              </table:table-cell>
              <table:table-cell office:value-type="float" office:value="247.559992729035">
                <text:p>247.559992729035</text:p>
              </table:table-cell>
              <table:table-cell office:value-type="float" office:value="258.194500328725">
                <text:p>258.194500328725</text:p>
              </table:table-cell>
              <table:table-cell office:value-type="float" office:value="259.191435043676">
                <text:p>259.191435043676</text:p>
              </table:table-cell>
              <table:table-cell office:value-type="float" office:value="257.533978340723">
                <text:p>257.533978340723</text:p>
              </table:table-cell>
              <table:table-cell office:value-type="float" office:value="244.497443749418">
                <text:p>244.497443749418</text:p>
              </table:table-cell>
              <table:table-cell office:value-type="float" office:value="247.272723930481">
                <text:p>247.272723930481</text:p>
              </table:table-cell>
              <table:table-cell office:value-type="float" office:value="238.412877168999">
                <text:p>238.412877168999</text:p>
              </table:table-cell>
              <table:table-cell office:value-type="float" office:value="249.892777006459">
                <text:p>249.892777006459</text:p>
              </table:table-cell>
              <table:table-cell office:value-type="float" office:value="251.112723691971">
                <text:p>251.112723691971</text:p>
              </table:table-cell>
              <table:table-cell office:value-type="float" office:value="249.24024554634">
                <text:p>249.24024554634</text:p>
              </table:table-cell>
              <table:table-cell office:value-type="float" office:value="244.750178753765">
                <text:p>244.750178753765</text:p>
              </table:table-cell>
              <table:table-cell office:value-type="float" office:value="254.667430190828">
                <text:p>254.667430190828</text:p>
              </table:table-cell>
              <table:table-cell office:value-type="float" office:value="254.667724692392">
                <text:p>254.667724692392</text:p>
              </table:table-cell>
              <table:table-cell office:value-type="float" office:value="254.667724692392">
                <text:p>254.667724692392</text:p>
              </table:table-cell>
              <table:table-cell office:value-type="float" office:value="253.442399767679">
                <text:p>253.4423997676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37cm" svg:y="0.316cm" chart:style-name="ch2">
          <text:p>Effect of population on Running time</text:p>
        </chart:title>
        <chart:legend chart:legend-position="end" svg:x="13.995cm" svg:y="4.201cm" style:legend-expansion="high" chart:style-name="ch3"/>
        <chart:plot-area chart:style-name="ch4" table:cell-range-address="Sheet1.A18:Sheet1.B28" chart:data-source-has-labels="both" svg:x="1.331cm" svg:y="1.635cm" svg:width="12.024cm" svg:height="6.204cm">
          <chartooo:coordinate-region svg:x="2.323cm" svg:y="1.834cm" svg:width="10.567cm" svg:height="5.358cm"/>
          <chart:axis chart:dimension="x" chart:name="primary-x" chart:style-name="ch5" chartooo:axis-type="auto">
            <chartooo:date-scale/>
            <chart:title svg:x="6.505cm" svg:y="8.019cm" chart:style-name="ch6">
              <text:p>Population</text:p>
            </chart:title>
            <chart:categories table:cell-range-address="Sheet1.A19:Sheet1.A28"/>
          </chart:axis>
          <chart:axis chart:dimension="y" chart:name="primary-y" chart:style-name="ch5">
            <chart:title svg:x="0.451cm" svg:y="5.932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B19:Sheet1.B28" chart:label-cell-address="Sheet1.B18:Sheet1.B18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9:Sheet1.A28</svg:desc>
                </draw:g>
              </table:table-cell>
              <table:table-cell office:value-type="float" office:value="152">
                <text:p>152</text:p>
                <draw:g>
                  <svg:desc>Sheet1.B19:Sheet1.B28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676">
                <text:p>467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596">
                <text:p>7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